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763cm" style:rel-column-width="18360*"/>
    </style:style>
    <style:style style:name="Tableau1.B" style:family="table-column">
      <style:table-column-properties style:column-width="1.032cm" style:rel-column-width="3978*"/>
    </style:style>
    <style:style style:name="Tableau1.C" style:family="table-column">
      <style:table-column-properties style:column-width="11.206cm" style:rel-column-width="43197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8.498cm" style:rel-column-width="32760*"/>
    </style:style>
    <style:style style:name="Tableau2.B" style:family="table-column">
      <style:table-column-properties style:column-width="8.502cm" style:rel-column-width="327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166cm" table:align="right" style:may-break-between-rows="false" style:writing-mode="lr-tb"/>
    </style:style>
    <style:style style:name="Tableau3.A" style:family="table-column">
      <style:table-column-properties style:column-width="8.625cm"/>
    </style:style>
    <style:style style:name="Tableau3.B" style:family="table-column">
      <style:table-column-properties style:column-width="8.541cm"/>
    </style:style>
    <style:style style:name="Tableau3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fo:color="#99999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text-properties style:text-underline-style="solid" style:text-underline-width="auto" style:text-underline-color="font-color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1.005cm" fo:margin-right="0.009cm" fo:margin-top="0cm" fo:margin-bottom="0cm" fo:text-align="start" style:justify-single-word="false" fo:text-indent="0cm" style:auto-text-indent="false"/>
      <style:text-properties fo:color="#000000" style:text-outline="false" style:text-line-through-style="none" style:font-name="Arial" fo:font-size="12pt" fo:letter-spacing="normal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paragraph-properties fo:margin-left="1.005cm" fo:margin-right="0.009cm" fo:margin-top="0cm" fo:margin-bottom="0cm" fo:text-align="start" style:justify-single-word="false" fo:text-indent="0cm" style:auto-text-indent="false">
        <style:tab-stops>
          <style:tab-stop style:position="6.906cm" style:type="right"/>
        </style:tab-stops>
      </style:paragraph-properties>
      <style:text-properties fo:color="#000000" style:text-outline="false" style:text-line-through-style="none" style:font-name="Arial" fo:font-size="12pt" fo:letter-spacing="normal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margin-left="1.005cm" fo:margin-right="0.009cm" fo:margin-top="0cm" fo:margin-bottom="0cm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margin-left="1.508cm" fo:margin-right="0.009cm" fo:margin-top="0cm" fo:margin-bottom="0cm" fo:text-align="start" style:justify-single-word="false" fo:text-indent="0cm" style:auto-text-indent="false">
        <style:tab-stops>
          <style:tab-stop style:position="6.906cm" style:type="right"/>
        </style:tab-stops>
      </style:paragraph-properties>
      <style:text-properties style:font-name="Arial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 text:track-changes="false">
        <text:changed-region xml:id="ct173481992" text:id="ct173481992">
          <text:insertion>
            <office:change-info>
              <dc:creator>Gauthier Bastien</dc:creator>
              <dc:date>2012-03-02T09:24:00</dc:date>
            </office:change-info>
          </text:insertion>
        </text:changed-region>
        <text:changed-region xml:id="ct173511512" text:id="ct173511512">
          <text:insertion>
            <office:change-info>
              <dc:creator>Gauthier Bastien</dc:creator>
              <dc:date>2012-02-17T15:24:00</dc:date>
            </office:change-info>
          </text:insertion>
        </text:changed-region>
        <text:changed-region xml:id="ct173510856" text:id="ct173510856">
          <text:insertion>
            <office:change-info>
              <dc:creator>Gauthier Bastien</dc:creator>
              <dc:date>2012-02-17T15:24:00</dc:date>
            </office:change-info>
          </text:insertion>
        </text:changed-region>
        <text:changed-region xml:id="ct173486728" text:id="ct173486728">
          <text:insertion>
            <office:change-info>
              <dc:creator>Gauthier Bastien</dc:creator>
              <dc:date>2012-07-09T13:15:00</dc:date>
            </office:change-info>
          </text:insertion>
        </text:changed-region>
        <text:changed-region xml:id="ct173585176" text:id="ct173585176">
          <text:insertion>
            <office:change-info>
              <dc:creator>Gauthier Bastien</dc:creator>
              <dc:date>2012-02-17T15:35:00</dc:date>
            </office:change-info>
          </text:insertion>
        </text:changed-region>
        <text:changed-region xml:id="ct173641856" text:id="ct173641856">
          <text:insertion>
            <office:change-info>
              <dc:creator>Gauthier Bastien</dc:creator>
              <dc:date>2012-05-22T15:37:00</dc:date>
            </office:change-info>
          </text:insertion>
        </text:changed-region>
        <text:changed-region xml:id="ct172987512" text:id="ct172987512">
          <text:insertion>
            <office:change-info>
              <dc:creator>Gauthier Bastien</dc:creator>
              <dc:date>2012-05-22T15:37:00</dc:date>
            </office:change-info>
          </text:insertion>
        </text:changed-region>
        <text:changed-region xml:id="ct173635192" text:id="ct173635192">
          <text:insertion>
            <office:change-info>
              <dc:creator>Gauthier Bastien</dc:creator>
              <dc:date>2012-05-22T15:38:00</dc:date>
            </office:change-info>
          </text:insertion>
        </text:changed-region>
        <text:changed-region xml:id="ct173583288" text:id="ct173583288">
          <text:insertion>
            <office:change-info>
              <dc:creator>Gauthier Bastien</dc:creator>
              <dc:date>2012-05-22T15:38:00</dc:date>
            </office:change-info>
          </text:insertion>
        </text:changed-region>
        <text:changed-region xml:id="ct173580440" text:id="ct173580440">
          <text:insertion>
            <office:change-info>
              <dc:creator>Gauthier Bastien</dc:creator>
              <dc:date>2012-06-18T16:53:00</dc:date>
            </office:change-info>
          </text:insertion>
        </text:changed-region>
        <text:changed-region xml:id="ct173635480" text:id="ct173635480">
          <text:insertion>
            <office:change-info>
              <dc:creator>Gauthier Bastien</dc:creator>
              <dc:date>2012-06-18T16:53:00</dc:date>
            </office:change-info>
          </text:insertion>
        </text:changed-region>
        <text:changed-region xml:id="ct173566064" text:id="ct173566064">
          <text:insertion>
            <office:change-info>
              <dc:creator>Gauthier Bastien</dc:creator>
              <dc:date>2012-06-18T16:53:00</dc:date>
            </office:change-info>
          </text:insertion>
        </text:changed-region>
        <text:changed-region xml:id="ct169955928" text:id="ct169955928">
          <text:insertion>
            <office:change-info>
              <dc:creator>Gauthier Bastien</dc:creator>
              <dc:date>2012-06-18T16:53:00</dc:date>
            </office:change-info>
          </text:insertion>
        </text:changed-region>
        <text:changed-region xml:id="ct173580080" text:id="ct173580080">
          <text:insertion>
            <office:change-info>
              <dc:creator>Gauthier Bastien</dc:creator>
              <dc:date>2012-06-18T16:53:00</dc:date>
            </office:change-info>
          </text:insertion>
        </text:changed-region>
        <text:changed-region xml:id="ct173634248" text:id="ct173634248">
          <text:insertion>
            <office:change-info>
              <dc:creator>Gauthier Bastien</dc:creator>
              <dc:date>2012-06-18T16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PROVINCE DE HAINAUT</text:span><text:span text:style-name="T5"><text:tab/></text:span><text:span text:style-name="T3"><text:tab/></text:span><text:span text:style-name="T6">Du</text:span><text:span text:style-name="T7"> registre aux délibérations du Consei</text:span><text:span text:style-name="T1">l<text:tab/><text:tab/><text:tab/><text:tab/><text:tab/><text:tab/><text:tab/><text:tab/></text:span><text:span text:style-name="T7">communal a été extrait ce qui suit : </text:span></text:p>
      <text:p text:style-name="P3">VILLE DE LA LOUVIERE </text:p>
      <text:p text:style-name="P2"><text:tab/><text:tab/><text:tab/><text:tab/><text:tab/><text:tab/><text:tab/>Séance du <text:change-start text:change-id="ct173481992"/>self.getMeeting().Title()<text:change-end text:change-id="ct173481992"/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/>
            <text:p text:style-name="P6"/>
            <text:p text:style-name="P6"><text:change-start text:change-id="ct173511512"/>self.displayValue(self.listPrivacyValues(), self.getPrivacy())<text:change-end text:change-id="ct173511512"/></text:p>
            <text:p text:style-name="P6"/>
            <text:p text:style-name="P6"/>
            <text:p text:style-name="P6"><text:change-start text:change-id="ct173510856"/>self.displayValue(self.listProposingGroup(), self.getProposingGroup())<text:change-end text:change-id="ct173510856"/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Présents :</text:p>
            <text:p text:style-name="P6"/>
            <text:p text:style-name="P6"><office:annotation><dc:creator>Gauthier Bastien</dc:creator><dc:date>2012-02-17T15:29:59</dc:date><text:p text:style-name="P11"><text:span text:style-name="T8">do text</text:span></text:p><text:p text:style-name="P11"><text:span text:style-name="T8">from xhtml(self.adapted().getStrikedItemAssembly())</text:span></text:p></office:annotation>Assemblée</text:p>
          </table:table-cell>
        </table:table-row>
      </table:table>
      <text:p text:style-name="Standard"/>
      <text:p text:style-name="Standard"/>
      <text:p text:style-name="P5"><text:change-start text:change-id="ct173486728"/><text:span text:style-name="T2">self.getItemNumberDependingOnPrivacy()</text:span><text:change-end text:change-id="ct173486728"/><text:span text:style-name="T2">. </text:span><text:change-start text:change-id="ct173585176"/><text:span text:style-name="T2">self.Title()</text:span><text:change-end text:change-id="ct173585176"/></text:p>
      <text:p text:style-name="Standard"/>
      <text:p text:style-name="Standard"><office:annotation><dc:creator>Gauthier Bastien</dc:creator><dc:date>2012-02-17T15:35:57</dc:date><text:p text:style-name="P11"><text:span text:style-name="T8">do text</text:span></text:p><text:p text:style-name="P11"><text:span text:style-name="T8">from xhtml(self.getDeliberation())</text:span></text:p></office:annotation>Délibération</text:p>
      <text:p text:style-name="Standard"/>
      <text:p text:style-name="Standard"/>
      <text:p text:style-name="Standard">Par le Conseil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text:change-start text:change-id="ct173641856"/>self.getItemSignatures().split('\n')[0]<text:change-end text:change-id="ct173641856"/></text:p>
          </table:table-cell>
          <table:table-cell table:style-name="Tableau2.A1" office:value-type="string">
            <text:p text:style-name="P4"><text:change-start text:change-id="ct172987512"/>self.getItemSignatures().split('\n')[2]<text:change-end text:change-id="ct172987512"/></text:p>
          </table:table-cell>
        </table:table-row>
        <table:table-row>
          <table:table-cell table:style-name="Tableau2.A1" office:value-type="string">
            <text:p text:style-name="P4">(s) <text:change-start text:change-id="ct173635192"/>self.getItemSignatures().split('\n')[1]<text:change-end text:change-id="ct173635192"/></text:p>
          </table:table-cell>
          <table:table-cell table:style-name="Tableau2.A1" office:value-type="string">
            <text:p text:style-name="P4">(s) <text:change-start text:change-id="ct173583288"/>self.getItemSignatures().split('\n')[3]<text:change-end text:change-id="ct173583288"/></text:p>
          </table:table-cell>
        </table:table-row>
        <table:table-row>
          <table:table-cell table:style-name="Tableau2.A1" table:number-columns-spanned="2" office:value-type="string">
            <text:p text:style-name="P4"/>
            <text:p text:style-name="P4">Pour expédition conforme :</text:p>
          </table:table-cell>
          <table:covered-table-cell/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<text:change-start text:change-id="ct173580440"/>self.getCertifiedSignatures()[6]<text:change-end text:change-id="ct173580440"/></text:p>
          </table:table-cell>
          <table:table-cell table:style-name="Tableau3.A1" office:value-type="string">
            <text:p text:style-name="P8"><text:change-start text:change-id="ct173635480"/>self.getCertifiedSignatures()[9]<text:change-end text:change-id="ct173635480"/></text:p>
          </table:table-cell>
        </table:table-row>
        <table:table-row>
          <table:table-cell table:style-name="Tableau3.A1" office:value-type="string">
            <text:p text:style-name="P7"><text:change-start text:change-id="ct173566064"/>self.getCertifiedSignatures()[7]<text:change-end text:change-id="ct173566064"/></text:p>
          </table:table-cell>
          <table:table-cell table:style-name="Tableau3.A1" office:value-type="string">
            <text:p text:style-name="P8"><text:change-start text:change-id="ct169955928"/>self.getCertifiedSignatures()[10]<text:change-end text:change-id="ct169955928"/></text:p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7"><text:change-start text:change-id="ct173580080"/>self.getCertifiedSignatures()[8]<text:change-end text:change-id="ct173580080"/></text:p>
          </table:table-cell>
          <table:table-cell table:style-name="Tableau3.A1" office:value-type="string">
            <text:p text:style-name="P8"><text:change-start text:change-id="ct173634248"/>self.getCertifiedSignatures()[11]<text:change-end text:change-id="ct17363424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ltAssembl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0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999999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3:14:51</meta:creation-date>
    <meta:editing-duration>P0D</meta:editing-duration>
    <meta:editing-cycles>3</meta:editing-cycles>
    <meta:generator>LibreOffice/3.5$Linux_x86 LibreOffice_project/350m1$Build-2</meta:generator>
    <meta:initial-creator>Gauthier Bastien</meta:initial-creator>
    <dc:date>2012-09-19T12:34:46</dc:date>
    <dc:creator>Gauthier Bastien</dc:creator>
    <meta:document-statistic meta:table-count="3" meta:image-count="0" meta:object-count="0" meta:page-count="1" meta:paragraph-count="22" meta:word-count="59" meta:character-count="791" meta:non-whitespace-character-count="739"/>
  </office:meta>
</office:document-meta>
</file>